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L1">
      <style:paragraph-properties fo:line-height="200%"/>
    </style:style>
    <style:style style:name="P3" style:family="paragraph" style:parent-style-name="Standard" style:list-style-name="L1">
      <style:paragraph-properties fo:line-height="200%"/>
      <style:text-properties style:font-name="Courier New"/>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Gable</text:p>
      <text:p text:style-name="P1">Data Structures Using C++</text:p>
      <text:p text:style-name="P1">Exercise 1.1</text:p>
      <text:list text:style-name="L1">
        <text:list-item>
          <text:p text:style-name="P2">The insertion sort allows for exiting the inner loop early. This early exit happens when the sorting algorithm doesn't need to search for a number to insert because it already found it. The advantage is if all of your numbers are close to being in correct order, it will be faster.</text:p>
        </text:list-item>
        <text:list-item>
          <text:p text:style-name="P2">The bubble sort allows for exiting the outer loop early whenever it finds the list is already in order. The advantage is if your list is already ordered, no extra work is done.</text:p>
        </text:list-item>
        <text:list-item>
          <text:p text:style-name="P2">The selection sort does not have an early exit. The advantage is that a selection sort is the simplest to code of all three of the sorts presented.</text:p>
        </text:list-item>
        <text:list-item>
          <text:p text:style-name="P3">Iteration 1: 12,85,8,3,33,32,1,78,95,<text:line-break/>iteration 2: 12,8,3,33,32,1,78,85,95,<text:line-break/>iteration 3: 8,3,12,32,1,33,78,85,95,<text:line-break/>iteration 4: 3,8,12,1,32,33,78,85,95,<text:line-break/>iteration 5: 3,8,1,12,32,33,78,85,95,<text:line-break/>iteration 6: 3,1,8,12,32,33,78,85,95,<text:line-break/>iteration 7: 1,3,8,12,32,33,78,85,95,<text:line-break/>iteration 8: 1,3,8,12,32,33,78,85,95,</text:p>
        </text:list-item>
        <text:list-item>
          <text:p text:style-name="P3">iteration 1: 1,12,95,8,3,33,32,85,78,<text:line-break/>iteration 2: 1,3,95,8,12,33,32,85,78,<text:line-break/>iteration 3: 1,3,8,95,12,33,32,85,78,<text:line-break/>iteration 4: 1,3,8,12,95,33,32,85,78,<text:line-break/>iteration 5: 1,3,8,12,32,33,95,85,78,<text:line-break/>iteration 6: 1,3,8,12,32,33,95,85,78,<text:line-break/>iteration 7: 1,3,8,12,32,33,78,85,95,<text:line-break/>iteration 8: 1,3,8,12,32,33,78,85,95,</text:p>
        </text:list-item>
        <text:list-item>
          <text:p text:style-name="P3">iteration 1: 12,85,95,8,3,33,32,1,78,<text:line-break/>iteration 2: 12,85,95,8,3,33,32,1,78,<text:line-break/>iteration 3: 8,12,85,95,3,33,32,1,78,<text:line-break/>iteration 4: 3,8,12,85,95,33,32,1,78,<text:line-break/>iteration 5: 3,8,12,33,85,95,32,1,78,<text:line-break/>iteration 6: 3,8,12,32,33,85,95,1,78,<text:line-break/>iteration 7: 1,3,8,12,32,33,85,95,78,<text:line-break/>iteration 8: 1,3,8,12,32,33,78,85,95,</text:p>
        </text:list-item>
        <text:list-item>
          <text:p text:style-name="P2">Bubble sort. It looks like it sorts descending.</text:p>
        </text:list-item>
        <text:list-item>
          <text:p text:style-name="P2">Selection sort. Again it looks like it sorts descending.</text:p>
        </text:list-item>
        <text:list-item>
          <text:p text:style-name="P2">Insertion sort. Again it looks like it sorts desce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tab-stops/>
      </style:paragraph-propertie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Keith Gable</meta:initial-creator>
    <meta:creation-date>2007-01-22T15:24:04</meta:creation-date>
    <dc:creator>Keith Gable</dc:creator>
    <dc:date>2007-01-31T14:14:39</dc:date>
    <dc:language>en-US</dc:language>
    <meta:editing-cycles>5</meta:editing-cycles>
    <meta:editing-duration>PT44M45S</meta:editing-duration>
    <meta:user-defined meta:name="Info 1"/>
    <meta:user-defined meta:name="Info 2"/>
    <meta:user-defined meta:name="Info 3"/>
    <meta:user-defined meta:name="Info 4"/>
    <meta:document-statistic meta:table-count="0" meta:image-count="0" meta:object-count="0" meta:page-count="2" meta:paragraph-count="12" meta:word-count="218" meta:character-count="1720"/>
  </office:meta>
</office:document-meta>
</file>